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text-properties fo:color="#ff0000" fo:language="en" fo:country="US"/>
    </style:style>
    <style:style style:name="P4" style:family="paragraph" style:parent-style-name="Standard">
      <style:paragraph-properties fo:text-align="justify" style:justify-single-word="false"/>
    </style:style>
    <style:style style:name="P5" style:family="paragraph" style:parent-style-name="Normál">
      <style:paragraph-properties fo:orphans="2" fo:widows="2" fo:hyphenation-ladder-count="no-limit" style:vertical-align="auto"/>
      <style:text-properties fo:language="en" fo:country="US" fo:hyphenate="true"/>
    </style:style>
    <style:style style:name="P6" style:family="paragraph" style:parent-style-name="Preformatted_20_Text">
      <loext:graphic-properties draw:fill="solid" draw:fill-color="#cccccc" draw:opacity="100%"/>
      <style:paragraph-properties fo:background-color="#cccccc"/>
      <style:text-properties fo:language="en" fo:country="US"/>
    </style:style>
    <style:style style:name="P7" style:family="paragraph" style:parent-style-name="Heading_20_1">
      <style:paragraph-properties fo:text-align="center" style:justify-single-word="false"/>
      <style:text-properties fo:language="en" fo:country="US"/>
    </style:style>
    <style:style style:name="P8" style:family="paragraph" style:parent-style-name="Heading_20_1" style:master-page-name="MP0">
      <style:paragraph-properties fo:text-align="center" style:justify-single-word="false" style:page-number="auto" fo:break-before="page"/>
      <style:text-properties fo:language="en" fo:country="US"/>
    </style:style>
    <style:style style:name="P9"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officeooo:rsid="00178f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7" text:outline-level="1">Arrowhead Onboarding Controller Core Service <text:span text:style-name="T3">4.1.3</text:span> Release Notes</text:h>
      <text:h text:style-name="P7" text:outline-level="1"><text:s/></text:h>
      <text:p text:style-name="P1"/>
      <text:p text:style-name="P2">In Arrowhead version <text:span text:style-name="T3">4.1.3</text:span> the whole codebase of the Arrowhead framework has been rewritten using Spring Boot technology. We believe the new version is better both in code quality, performance and robustness. It is easier to use, maintain and improve.</text:p>
      <text:p text:style-name="P2">However, this means that Arrowhead version <text:span text:style-name="T3">4.1.3</text:span> is NOT compatible with providers and consumers written for version 4.1.2 because the changes affect not just the backend but the public interface of the core services, too.</text:p>
      <text:p text:style-name="P2">This document describes the new public API of the Arrowhead Onboarding Controller Core Service <text:span text:style-name="T3">4.1.3</text:span> and shows the key differences between the new interface and the old one.</text:p>
      <text:h text:style-name="P9" text:outline-level="2">Client Services</text:h>
      <text:p text:style-name="P1">These services can be used by providers and consumers of the Arrowhead Cloud. All date fields contain the text representation of a UTC timestamp.</text:p>
      <text:p text:style-name="P1"/>
      <text:p text:style-name="Standard"><text:span text:style-name="Bekezdés_20_alapbetűtípusa"><text:span text:style-name="T2">Uri</text:span></text:span><text:span text:style-name="Bekezdés_20_alapbetűtípusa"><text:span text:style-name="T1">: /onboarding/echo</text:span></text:span></text:p>
      <text:p text:style-name="Standard"><text:span text:style-name="Bekezdés_20_alapbetűtípusa"><text:span text:style-name="T2">Type</text:span></text:span><text:span text:style-name="Bekezdés_20_alapbetűtípusa"><text:span text:style-name="T1">: GET</text:span></text:span></text:p>
      <text:p text:style-name="P1"/>
      <text:p text:style-name="P2">Returns a “Got it” message with the purpose of testing the core service availability.</text:p>
      <text:p text:style-name="P2"/>
      <text:p text:style-name="Standard"><text:span text:style-name="Bekezdés_20_alapbetűtípusa"><text:span text:style-name="T2">Uri</text:span></text:span><text:span text:style-name="Bekezdés_20_alapbetűtípusa"><text:span text:style-name="T1">: /onboarding/csr</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5">Returns the onboarding certificate.</text:p>
      <text:p text:style-name="P2"/>
      <text:p text:style-name="P2">Input JSON structure:</text:p>
      <text:p text:style-name="P2"/>
      <text:p text:style-name="P6">{</text:p>
      <text:p text:style-name="P6"><text:s text:c="2"/>"certificateSigningRequest": "string"</text:p>
      <text:p text:style-name="P6">}</text:p>
      <text:p text:style-name="P3"/>
      <text:p text:style-name="P1">Mandatory fields: “onboardingRequest”</text:p>
      <text:p text:style-name="P1"/>
      <text:p text:style-name="P1">Returned JSON structure:</text:p>
      <text:p text:style-name="P1"/>
      <text:p text:style-name="P6">{</text:p>
      <text:p text:style-name="P6"><text:s text:c="2"/>"address": "string",</text:p>
      <text:p text:style-name="P6"><text:s text:c="2"/>"authenticationInfo": "string",</text:p>
      <text:p text:style-name="P6"><text:s text:c="2"/>"createdAt": "string",</text:p>
      <text:p text:style-name="P6"><text:s text:c="2"/>"deviceName": "string",</text:p>
      <text:p text:style-name="P6"><text:s text:c="2"/>"id": 0,</text:p>
      <text:p text:style-name="P6"><text:s text:c="2"/>"macAddress": "string",</text:p>
      <text:p text:style-name="P6"><text:s text:c="2"/>"updatedAt": "string"</text:p>
      <text:p text:style-name="P6">}</text:p>
      <text:p text:style-name="P1"/>
      <text:p text:style-name="Standard"><text:span text:style-name="Bekezdés_20_alapbetűtípusa"><text:span text:style-name="T2">Uri</text:span></text:span><text:span text:style-name="Bekezdés_20_alapbetűtípusa"><text:span text:style-name="T1">: /onboarding/name</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2"><text:soft-page-break/>Returns the onboarding certificate by using the deviceName.</text:p>
      <text:p text:style-name="P1"/>
      <text:p text:style-name="P2">Input JSON structure:</text:p>
      <text:p text:style-name="P1"/>
      <text:p text:style-name="P6">{</text:p>
      <text:p text:style-name="P6"><text:s text:c="2"/>"deviceName": "string"</text:p>
      <text:p text:style-name="P6">}</text:p>
      <text:p text:style-name="P6"/>
      <text:p text:style-name="P1"/>
      <text:p text:style-name="P1">Mandatory fields: “deviceName”</text:p>
      <text:p text:style-name="P1"/>
      <text:p text:style-name="P1">Returned JSON structure:</text:p>
      <text:p text:style-name="P1"/>
      <text:p text:style-name="P6">{</text:p>
      <text:p text:style-name="P6"><text:s text:c="2"/>"address": "string",</text:p>
      <text:p text:style-name="P6"><text:s text:c="2"/>"authenticationInfo": "string",</text:p>
      <text:p text:style-name="P6"><text:s text:c="2"/>"createdAt": "string",</text:p>
      <text:p text:style-name="P6"><text:s text:c="2"/>"deviceName": "string",</text:p>
      <text:p text:style-name="P6"><text:s text:c="2"/>"id": 0,</text:p>
      <text:p text:style-name="P6"><text:s text:c="2"/>"macAddress": "string",</text:p>
      <text:p text:style-name="P6"><text:s text:c="2"/>"updatedAt": "string"</text:p>
      <text:p text:style-name="P6">}</text:p>
      <text:p text:style-name="P1"/>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true"/>
    </style:style>
    <style:style style:name="Normá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Képaláírá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de" fo:country="AT" style:letter-kerning="false" style:font-name-asian="Times New Roman" style:font-family-asian="'Times New Roman'" style:font-family-generic-asian="roman" style:font-pitch-asian="variable" style:font-size-asian="10pt" style:language-asian="de" style:country-asian="AT" style:font-name-complex="Courier New" style:font-family-complex="'Courier New'" style:font-family-generic-complex="modern" style:font-pitch-complex="fixed" style:font-size-complex="10pt" style:language-complex="ar" style:country-complex="SA" fo:hyphenate="true"/>
    </style:style>
    <style:style style:name="Default_20_Paragraph_20_Font" style:display-name="Default Paragraph Font" style:family="text"/>
    <style:style style:name="Bekezdés_20_alapbetűtípusa" style:display-name="Bekezdés alapbetűtípusa"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de" fo:country="AT" style:letter-kerning="false" style:font-name-asian="Times New Roman" style:font-family-asian="'Times New Roman'" style:font-family-generic-asian="roman" style:font-pitch-asian="variable" style:font-size-asian="10pt" style:language-asian="de" style:country-asian="AT"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A B</meta:initial-creator>
    <meta:creation-date>2019-09-18T09:30:00Z</meta:creation-date>
    <dc:date>2020-03-03T14:29:03.443837352</dc:date>
    <meta:editing-cycles>517</meta:editing-cycles>
    <meta:editing-duration>PT5S</meta:editing-duration>
    <meta:document-statistic meta:table-count="0" meta:image-count="0" meta:object-count="0" meta:page-count="2" meta:paragraph-count="46" meta:word-count="233" meta:character-count="1692" meta:non-whitespace-character-count="1471"/>
    <meta:template xlink:type="simple" xlink:actuate="onRequest" xlink:title="" xlink:href="Normal"/>
  </office:meta>
</office:document-meta>
</file>